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3.648cm"/>
    </style:style>
    <style:style style:name="co15" style:family="table-column">
      <style:table-column-properties fo:break-before="auto" style:column-width="3.344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style-name="ce2" table:number-columns-repeated="7"/>
          <table:table-cell table:style-name="Default"/>
        </table:table-row>
        <table:table-row table:style-name="ro1">
          <table:table-cell table:style-name="ce2" table:number-columns-repeated="7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08:43:07.8471958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22T13:17:41.054500714</dc:date>
    <dc:creator>Germán Ramírez</dc:creator>
    <meta:editing-duration>PT13H31M45S</meta:editing-duration>
    <meta:editing-cycles>9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60" meta:object-count="0"/>
  </office:meta>
</office:document-meta>
</file>